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065cm" svg:y="3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2.1cm" svg:y="2.35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7.7cm" svg:y="7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50:49.260293110</dc:date>
    <meta:editing-duration>PT1M44S</meta:editing-duration>
    <meta:editing-cycles>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